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83in"/>
    </style:style>
    <style:style style:name="co2" style:family="table-column">
      <style:table-column-properties fo:break-before="auto" style:column-width="1.3874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3.0075in"/>
    </style:style>
    <style:style style:name="co5" style:family="table-column">
      <style:table-column-properties fo:break-before="auto" style:column-width="2.7661in"/>
    </style:style>
    <style:style style:name="co6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2in" fo:break-before="auto" style:use-optimal-row-height="false"/>
    </style:style>
    <style:style style:name="ro7" style:family="table-row">
      <style:table-row-properties style:row-height="0.5799in" fo:break-before="auto" style:use-optimal-row-height="true"/>
    </style:style>
    <style:style style:name="ta1" style:family="table" style:master-page-name="PageStyle_5f_Wander">
      <style:table-properties table:display="true" style:writing-mode="lr-tb"/>
    </style:style>
    <style:style style:name="ta2" style:family="table" style:master-page-name="PageStyle_5f_Reinder">
      <style:table-properties table:display="true" style:writing-mode="lr-tb"/>
    </style:style>
    <style:style style:name="ta3" style:family="table" style:master-page-name="PageStyle_5f_Geart">
      <style:table-properties table:display="true" style:writing-mode="lr-tb"/>
    </style:style>
    <style:style style:name="ta4" style:family="table" style:master-page-name="PageStyle_5f_Ruud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" style:family="table-cell" style:parent-style-name="Excel_20_Built-in_20_Normal">
      <style:table-cell-properties fo:border-bottom="0.0138in solid #ffffff" fo:background-color="#7f7f7f" style:diagonal-bl-tr="none" style:diagonal-tl-br="none" style:text-align-source="fix" style:repeat-content="false" fo:wrap-option="wrap" fo:border-left="0.0138in solid #ffffff" style:direction="ltr" fo:border-right="0.0138in solid #ffffff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 style:data-style-name="N8120">
      <style:table-cell-properties fo:background-color="#e7e6e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e7e6e6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e7e6e6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138in solid #ffffff" fo:background-color="#7f7f7f" style:diagonal-bl-tr="none" style:diagonal-tl-br="none" style:text-align-source="fix" style:repeat-content="false" fo:wrap-option="wrap" fo:border-left="0.0138in solid #ffffff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9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ormal" style:data-style-name="N8120">
      <style:table-cell-properties fo:border-bottom="0.0138in solid #000000" fo:background-color="#e7e6e6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ed7d31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1" style:family="table-cell" style:parent-style-name="Excel_20_Built-in_20_Normal">
      <style:table-cell-properties fo:border-bottom="0.0138in solid #000000" fo:background-color="#e7e6e6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start" fo:margin-left="0in" style:writing-mode="page"/>
      <style:text-properties fo:color="#ed7d31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r1" style:family="graphic">
      <style:graphic-properties draw:stroke="solid" svg:stroke-width="0.0138in" svg:stroke-color="#000000" draw:stroke-linejoin="miter" draw:fill="solid" draw:fill-color="#000000" draw:textarea-vertical-align="top" draw:auto-grow-height="false" fo:min-height="0in" fo:min-width="0in" fo:padding-top="0.0492in" fo:padding-bottom="0.0492in" fo:padding-left="0.0984in" fo:padding-right="0.0984in" fo:wrap-option="wrap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ffffff" style:text-line-through-style="none" fo:font-family="Calibri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2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ffffff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ffffff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ander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Excel_20_Built-in_20_Normal"/>
        <table:table-row table:style-name="ro1">
          <table:table-cell>
            <draw:custom-shape table:end-cell-address="Wander.G4" table:end-x="0.0291in" table:end-y="0.0075in" draw:z-index="0" draw:name="Rectangle 1" draw:style-name="gr1" draw:text-style-name="P1" svg:width="10.5681in" svg:height="0.5906in" svg:x="0.0378in" svg:y="0in">
              <text:p text:style-name="P1"><text:span text:style-name="T1"/></text:p>
              <text:p text:style-name="P1"><text:span text:style-name="T2">LOGBOEK </text:span><text:span text:style-name="T3">Wander van der Wal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dag</text:p>
          </table:table-cell>
          <table:table-cell table:style-name="ce2" office:value-type="string">
            <text:p>Weeknummer</text:p>
          </table:table-cell>
          <table:table-cell table:style-name="ce2" office:value-type="string">
            <text:p>Gewerkt in uren</text:p>
          </table:table-cell>
          <table:table-cell table:style-name="ce2" office:value-type="string">
            <text:p>Werkzaamheden <text:s text:c="44"/><text:s/><text:span text:style-name="T4">(Wat heb je gedaan?) <text:s/></text:span></text:p>
          </table:table-cell>
          <table:table-cell table:style-name="ce7" office:value-type="string">
            <text:p>Opmerkingen <text:span text:style-name="T4">(bijzonderheden </text:span><text:span text:style-name="T4">opschrijven bv. Ziek, andere </text:span><text:span text:style-name="T4">verplichtingen etc.)</text:span>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3" office:value-type="date" office:date-value="2016-04-13">
            <text:p>4/13/2016</text:p>
          </table:table-cell>
          <table:table-cell table:style-name="ce6" office:value-type="string">
            <text:p>Woensdag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ntroductie</text:p>
          </table:table-cell>
          <table:table-cell table:style-name="ce4"/>
          <table:table-cell table:style-name="ce9" table:number-columns-repeated="1018"/>
        </table:table-row>
        <table:table-row table:style-name="ro4">
          <table:table-cell table:style-name="ce3" office:value-type="date" office:date-value="2016-04-18">
            <text:p>4/18/2016</text:p>
          </table:table-cell>
          <table:table-cell table:style-name="ce6" office:value-type="string">
            <text:p>Maandag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Opdracht meebenken en aanvullen met het opzetten van waarmee we gaan werken.</text:p>
          </table:table-cell>
          <table:table-cell table:style-name="ce4" office:value-type="string">
            <text:p>Heb de plek en tijd besproken om dit te doen</text:p>
          </table:table-cell>
          <table:table-cell table:style-name="ce9" table:number-columns-repeated="1018"/>
        </table:table-row>
        <table:table-row table:style-name="ro5">
          <table:table-cell table:style-name="ce3" office:value-type="date" office:date-value="2016-04-19">
            <text:p>4/19/2016</text:p>
          </table:table-cell>
          <table:table-cell table:style-name="ce6" office:value-type="string">
            <text:p>Dinsdag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Tutor en opdrachtgever gesprekken gehad, meningen gegeven over de opdracht. Daarna begonnen aan het developpen van de bot, mede door mijn groepsleden de taal bekend te maken</text:p>
          </table:table-cell>
          <table:table-cell table:style-name="ce4" office:value-type="string">
            <text:p>Kwam beetje te laat (5 min) wegens bus tijden.</text:p>
          </table:table-cell>
          <table:table-cell table:style-name="ce9" table:number-columns-repeated="1018"/>
        </table:table-row>
        <table:table-row table:style-name="ro5">
          <table:table-cell table:style-name="ce3" office:value-type="date" office:date-value="2016-04-20">
            <text:p>4/20/2016</text:p>
          </table:table-cell>
          <table:table-cell table:style-name="ce6" office:value-type="string">
            <text:p>Woensdag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Grote progressie gemaakt met de bot, taakverdeling opgeschoven van het programmeren. <text:s/>Commands veranderd zodat de bot reageerd op wat er gezegd wordt</text:p>
          </table:table-cell>
          <table:table-cell table:style-name="ce4" office:value-type="string">
            <text:p>Meeste van het werk wordt samen met een willekeurig andere stundend gedaan, omdat ik het meeste ervaring heb doe ik begeleiden werk, zodat iedereen even programmeerd</text:p>
          </table:table-cell>
          <table:table-cell table:style-name="ce9" table:number-columns-repeated="1018"/>
        </table:table-row>
        <table:table-row table:style-name="ro3">
          <table:table-cell table:style-name="ce3" office:value-type="date" office:date-value="2016-04-21">
            <text:p>4/21/2016</text:p>
          </table:table-cell>
          <table:table-cell table:style-name="ce6" office:value-type="string">
            <text:p>Donderdag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4"/>
          <table:table-cell table:style-name="ce9" table:number-columns-repeated="1018"/>
        </table:table-row>
        <table:table-row table:style-name="ro1" table:number-rows-repeated="39">
          <table:table-cell table:style-name="ce4" table:number-columns-repeated="6"/>
          <table:table-cell table:style-name="ce9" table:number-columns-repeated="1018"/>
        </table:table-row>
        <table:table-row table:style-name="ro1" table:number-rows-repeated="23">
          <table:table-cell table:style-name="ce5" table:number-columns-repeated="6"/>
          <table:table-cell table:style-name="ce9" table:number-columns-repeated="1018"/>
        </table:table-row>
        <table:table-row table:style-name="ro1">
          <table:table-cell table:number-columns-repeated="6"/>
          <table:table-cell table:style-name="ce9"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inder" table:style-name="ta2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Excel_20_Built-in_20_Normal"/>
        <table:table-row table:style-name="ro1">
          <table:table-cell>
            <draw:custom-shape table:end-cell-address="Reinder.G4" table:end-x="0.0291in" table:end-y="0.0075in" draw:z-index="0" draw:name="Rectangle 1" draw:style-name="gr1" draw:text-style-name="P1" svg:width="10.5681in" svg:height="0.5906in" svg:x="0.0378in" svg:y="0in">
              <text:p text:style-name="P1"><text:span text:style-name="T1"/></text:p>
              <text:p text:style-name="P1"><text:span text:style-name="T2">LOGBOEK </text:span><text:span text:style-name="T3">Reinder Henstra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dag</text:p>
          </table:table-cell>
          <table:table-cell table:style-name="ce2" office:value-type="string">
            <text:p>Weeknummer</text:p>
          </table:table-cell>
          <table:table-cell table:style-name="ce2" office:value-type="string">
            <text:p>Gewerkt in uren</text:p>
          </table:table-cell>
          <table:table-cell table:style-name="ce2" office:value-type="string">
            <text:p>Werkzaamheden <text:s text:c="44"/><text:s/><text:span text:style-name="T4">(Wat heb je gedaan?) <text:s/></text:span></text:p>
          </table:table-cell>
          <table:table-cell table:style-name="ce7" office:value-type="string">
            <text:p>Opmerkingen <text:span text:style-name="T4">(bijzonderheden </text:span><text:span text:style-name="T4">opschrijven bv. Ziek, andere </text:span><text:span text:style-name="T4">verplichtingen etc.)</text:span>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10" office:value-type="string">
            <text:p>vb: 19/04/2016</text:p>
          </table:table-cell>
          <table:table-cell table:style-name="ce11" office:value-type="string">
            <text:p>Dinsdag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Rondjes gelopen</text:p>
          </table:table-cell>
          <table:table-cell table:style-name="ce11" office:value-type="string">
            <text:p>Ik was zenuwachtig</text:p>
          </table:table-cell>
          <table:table-cell table:style-name="ce9" table:number-columns-repeated="1018"/>
        </table:table-row>
        <table:table-row table:style-name="ro1" table:number-rows-repeated="44">
          <table:table-cell table:style-name="ce4" table:number-columns-repeated="6"/>
          <table:table-cell table:style-name="ce9" table:number-columns-repeated="1018"/>
        </table:table-row>
        <table:table-row table:style-name="ro1" table:number-rows-repeated="23">
          <table:table-cell table:style-name="ce5" table:number-columns-repeated="6"/>
          <table:table-cell table:style-name="ce9"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art" table:style-name="ta3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Excel_20_Built-in_20_Normal"/>
        <table:table-row table:style-name="ro1">
          <table:table-cell>
            <draw:custom-shape table:end-cell-address="Geart.G4" table:end-x="0.0291in" table:end-y="0.0075in" draw:z-index="0" draw:name="Rectangle 1" draw:style-name="gr1" draw:text-style-name="P1" svg:width="10.5681in" svg:height="0.5906in" svg:x="0.0378in" svg:y="0in">
              <text:p text:style-name="P1"><text:span text:style-name="T1"/></text:p>
              <text:p text:style-name="P1"><text:span text:style-name="T2">LOGBOEK </text:span><text:span text:style-name="T3">Geart Otten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dag</text:p>
          </table:table-cell>
          <table:table-cell table:style-name="ce2" office:value-type="string">
            <text:p>Weeknummer</text:p>
          </table:table-cell>
          <table:table-cell table:style-name="ce2" office:value-type="string">
            <text:p>Gewerkt in uren</text:p>
          </table:table-cell>
          <table:table-cell table:style-name="ce2" office:value-type="string">
            <text:p>Werkzaamheden <text:s text:c="44"/><text:s/><text:span text:style-name="T4">(Wat heb je gedaan?) <text:s/></text:span></text:p>
          </table:table-cell>
          <table:table-cell table:style-name="ce7" office:value-type="string">
            <text:p>Opmerkingen <text:span text:style-name="T4">(bijzonderheden </text:span><text:span text:style-name="T4">opschrijven bv. Ziek, andere </text:span><text:span text:style-name="T4">verplichtingen etc.)</text:span>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10" office:value-type="string">
            <text:p>vb: 19/04/2016</text:p>
          </table:table-cell>
          <table:table-cell table:style-name="ce11" office:value-type="string">
            <text:p>Dinsdag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Rondjes gelopen</text:p>
          </table:table-cell>
          <table:table-cell table:style-name="ce11" office:value-type="string">
            <text:p>Ik was zenuwachtig</text:p>
          </table:table-cell>
          <table:table-cell table:style-name="ce9" table:number-columns-repeated="1018"/>
        </table:table-row>
        <table:table-row table:style-name="ro1" table:number-rows-repeated="44">
          <table:table-cell table:style-name="ce4" table:number-columns-repeated="6"/>
          <table:table-cell table:style-name="ce9" table:number-columns-repeated="1018"/>
        </table:table-row>
        <table:table-row table:style-name="ro1" table:number-rows-repeated="23">
          <table:table-cell table:style-name="ce5" table:number-columns-repeated="6"/>
          <table:table-cell table:style-name="ce9"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ud" table:style-name="ta4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Excel_20_Built-in_20_Normal"/>
        <table:table-row table:style-name="ro1">
          <table:table-cell>
            <draw:custom-shape table:end-cell-address="Ruud.G4" table:end-x="0.0291in" table:end-y="0.0075in" draw:z-index="0" draw:name="Rectangle 1" draw:style-name="gr1" draw:text-style-name="P1" svg:width="10.5681in" svg:height="0.5906in" svg:x="0.0378in" svg:y="0in">
              <text:p text:style-name="P1"><text:span text:style-name="T1"/></text:p>
              <text:p text:style-name="P1"><text:span text:style-name="T2">LOGBOEK </text:span><text:span text:style-name="T3">Ruud Haertlein</text:span>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Datum</text:p>
          </table:table-cell>
          <table:table-cell table:style-name="ce2" office:value-type="string">
            <text:p>dag</text:p>
          </table:table-cell>
          <table:table-cell table:style-name="ce2" office:value-type="string">
            <text:p>Weeknummer</text:p>
          </table:table-cell>
          <table:table-cell table:style-name="ce2" office:value-type="string">
            <text:p>Gewerkt in uren</text:p>
          </table:table-cell>
          <table:table-cell table:style-name="ce2" office:value-type="string">
            <text:p>Werkzaamheden <text:s text:c="44"/><text:s/><text:span text:style-name="T4">(Wat heb je gedaan?) <text:s/></text:span></text:p>
          </table:table-cell>
          <table:table-cell table:style-name="ce7" office:value-type="string">
            <text:p>Opmerkingen <text:span text:style-name="T4">(bijzonderheden </text:span><text:span text:style-name="T4">opschrijven bv. Ziek, andere </text:span><text:span text:style-name="T4">verplichtingen etc.)</text:span></text:p>
          </table:table-cell>
          <table:table-cell table:style-name="ce8"/>
          <table:table-cell table:number-columns-repeated="1017"/>
        </table:table-row>
        <table:table-row table:style-name="ro3">
          <table:table-cell table:style-name="ce10" office:value-type="string">
            <text:p>vb: 19/04/2016</text:p>
          </table:table-cell>
          <table:table-cell table:style-name="ce11" office:value-type="string">
            <text:p>Dinsdag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4">
            <text:p>4</text:p>
          </table:table-cell>
          <table:table-cell table:style-name="ce11" office:value-type="string">
            <text:p>Rondjes gelopen</text:p>
          </table:table-cell>
          <table:table-cell table:style-name="ce11" office:value-type="string">
            <text:p>Ik was zenuwachtig</text:p>
          </table:table-cell>
          <table:table-cell table:style-name="ce9" table:number-columns-repeated="1018"/>
        </table:table-row>
        <table:table-row table:style-name="ro3">
          <table:table-cell table:style-name="ce3" office:value-type="date" office:date-value="2016-04-13">
            <text:p>4/13/2016</text:p>
          </table:table-cell>
          <table:table-cell table:style-name="ce6" office:value-type="string">
            <text:p>Woensdag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ntroductie</text:p>
          </table:table-cell>
          <table:table-cell table:style-name="ce6"/>
          <table:table-cell table:style-name="ce9" table:number-columns-repeated="1018"/>
        </table:table-row>
        <table:table-row table:style-name="ro6">
          <table:table-cell table:style-name="ce3" office:value-type="date" office:date-value="2016-04-18">
            <text:p>4/18/2016</text:p>
          </table:table-cell>
          <table:table-cell table:style-name="ce6" office:value-type="string">
            <text:p>Maandag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Opdracht bedenken en omschrijven</text:p>
          </table:table-cell>
          <table:table-cell table:style-name="ce6"/>
          <table:table-cell table:style-name="ce9" table:number-columns-repeated="1018"/>
        </table:table-row>
        <table:table-row table:style-name="ro7">
          <table:table-cell table:style-name="ce3" office:value-type="date" office:date-value="2016-04-19">
            <text:p>4/19/2016</text:p>
          </table:table-cell>
          <table:table-cell table:style-name="ce6" office:value-type="string">
            <text:p>Dinsdag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Gesprek Opdrachtgever en Tutor + Userstories aangemaakt + Logboek gemaakt + Github repository gestart + Trello</text:p>
          </table:table-cell>
          <table:table-cell table:style-name="ce6"/>
          <table:table-cell table:style-name="ce9" table:number-columns-repeated="1018"/>
        </table:table-row>
        <table:table-row table:style-name="ro3">
          <table:table-cell table:style-name="ce3" office:value-type="date" office:date-value="2015-04-20">
            <text:p>4/20/2015</text:p>
          </table:table-cell>
          <table:table-cell table:style-name="ce6" office:value-type="string">
            <text:p>Woensdag</text:p>
          </table:table-cell>
          <table:table-cell table:style-name="ce6" office:value-type="float" office:value="16">
            <text:p>16</text:p>
          </table:table-cell>
          <table:table-cell table:style-name="ce6" table:number-columns-repeated="3"/>
          <table:table-cell table:style-name="ce9" table:number-columns-repeated="1018"/>
        </table:table-row>
        <table:table-row table:style-name="ro1" table:number-rows-repeated="40">
          <table:table-cell table:style-name="ce6" table:number-columns-repeated="6"/>
          <table:table-cell table:style-name="ce9" table:number-columns-repeated="1018"/>
        </table:table-row>
        <table:table-row table:style-name="ro1" table:number-rows-repeated="23">
          <table:table-cell table:style-name="ce5" table:number-columns-repeated="6"/>
          <table:table-cell table:style-name="ce9" table:number-columns-repeated="1018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4/20/2016</text:date>, <text:time>16:0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ander" style:display-name="PageStyle_Wan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inder" style:display-name="PageStyle_Reind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eart" style:display-name="PageStyle_Gea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uud" style:display-name="PageStyle_Ruud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0T16:01:48.60</dc:date>
    <dc:creator>Wander van der Wal</dc:creator>
    <meta:generator>OpenOffice/4.1.1$Win32 OpenOffice.org_project/411m6$Build-9775</meta:generator>
    <meta:document-statistic meta:table-count="4" meta:cell-count="87" meta:object-count="4"/>
  </office:meta>
</office:document-meta>
</file>